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moments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9809" calcext:value-type="float">
            <text:p>0.79809</text:p>
          </table:table-cell>
          <table:table-cell table:style-name="ce1" office:value-type="float" office:value="5.03279" calcext:value-type="float">
            <text:p>5.03279</text:p>
          </table:table-cell>
          <table:table-cell table:style-name="ce1" office:value-type="float" office:value="7.40806" calcext:value-type="float">
            <text:p>7.40806</text:p>
          </table:table-cell>
          <table:table-cell table:style-name="ce1" office:value-type="float" office:value="11.4611" calcext:value-type="float">
            <text:p>11.4611</text:p>
          </table:table-cell>
          <table:table-cell table:style-name="ce1" office:value-type="float" office:value="20.9182" calcext:value-type="float">
            <text:p>20.9182</text:p>
          </table:table-cell>
          <table:table-cell table:style-name="ce1" office:value-type="float" office:value="13.9877" calcext:value-type="float">
            <text:p>13.9877</text:p>
          </table:table-cell>
          <table:table-cell table:style-name="ce1" office:value-type="float" office:value="21.3987" calcext:value-type="float">
            <text:p>21.3987</text:p>
          </table:table-cell>
          <table:table-cell table:style-name="ce1" office:value-type="string" calcext:value-type="string">
            <text:p>arruela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798122" calcext:value-type="float">
            <text:p>0.798122</text:p>
          </table:table-cell>
          <table:table-cell table:style-name="ce1" office:value-type="float" office:value="5.27186" calcext:value-type="float">
            <text:p>5.27186</text:p>
          </table:table-cell>
          <table:table-cell table:style-name="ce1" office:value-type="float" office:value="7.20868" calcext:value-type="float">
            <text:p>7.20868</text:p>
          </table:table-cell>
          <table:table-cell table:style-name="ce1" office:value-type="float" office:value="11.5954" calcext:value-type="float">
            <text:p>11.5954</text:p>
          </table:table-cell>
          <table:table-cell table:style-name="ce1" office:value-type="float" office:value="-21.0809" calcext:value-type="float">
            <text:p>-21.0809</text:p>
          </table:table-cell>
          <table:table-cell table:style-name="ce1" office:value-type="float" office:value="-14.2826" calcext:value-type="float">
            <text:p>-14.2826</text:p>
          </table:table-cell>
          <table:table-cell table:style-name="ce1" office:value-type="float" office:value="21.2452" calcext:value-type="float">
            <text:p>21.2452</text:p>
          </table:table-cell>
          <table:table-cell table:style-name="ce1" office:value-type="string" calcext:value-type="string">
            <text:p>arruela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798051" calcext:value-type="float">
            <text:p>0.798051</text:p>
          </table:table-cell>
          <table:table-cell table:style-name="ce1" office:value-type="float" office:value="4.86363" calcext:value-type="float">
            <text:p>4.86363</text:p>
          </table:table-cell>
          <table:table-cell table:style-name="ce1" office:value-type="float" office:value="7.15024" calcext:value-type="float">
            <text:p>7.15024</text:p>
          </table:table-cell>
          <table:table-cell table:style-name="ce1" office:value-type="float" office:value="10.9465" calcext:value-type="float">
            <text:p>10.9465</text:p>
          </table:table-cell>
          <table:table-cell table:style-name="ce1" office:value-type="float" office:value="20.0989" calcext:value-type="float">
            <text:p>20.0989</text:p>
          </table:table-cell>
          <table:table-cell table:style-name="ce1" office:value-type="float" office:value="13.4689" calcext:value-type="float">
            <text:p>13.4689</text:p>
          </table:table-cell>
          <table:table-cell table:style-name="ce1" office:value-type="float" office:value="-20.2046" calcext:value-type="float">
            <text:p>-20.2046</text:p>
          </table:table-cell>
          <table:table-cell table:style-name="ce1" office:value-type="string" calcext:value-type="string">
            <text:p>arruela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98099" calcext:value-type="float">
            <text:p>0.798099</text:p>
          </table:table-cell>
          <table:table-cell table:style-name="ce1" office:value-type="float" office:value="5.093" calcext:value-type="float">
            <text:p>5.093</text:p>
          </table:table-cell>
          <table:table-cell table:style-name="ce1" office:value-type="float" office:value="8.25989" calcext:value-type="float">
            <text:p>8.25989</text:p>
          </table:table-cell>
          <table:table-cell table:style-name="ce1" office:value-type="float" office:value="12.035" calcext:value-type="float">
            <text:p>12.035</text:p>
          </table:table-cell>
          <table:table-cell table:style-name="ce1" office:value-type="float" office:value="-22.2275" calcext:value-type="float">
            <text:p>-22.2275</text:p>
          </table:table-cell>
          <table:table-cell table:style-name="ce1" office:value-type="float" office:value="-14.6575" calcext:value-type="float">
            <text:p>-14.6575</text:p>
          </table:table-cell>
          <table:table-cell table:style-name="ce1" office:value-type="float" office:value="22.5463" calcext:value-type="float">
            <text:p>22.5463</text:p>
          </table:table-cell>
          <table:table-cell table:style-name="ce1" office:value-type="string" calcext:value-type="string">
            <text:p>arruela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0.798072" calcext:value-type="float">
            <text:p>0.798072</text:p>
          </table:table-cell>
          <table:table-cell table:style-name="ce1" office:value-type="float" office:value="4.96119" calcext:value-type="float">
            <text:p>4.96119</text:p>
          </table:table-cell>
          <table:table-cell table:style-name="ce1" office:value-type="float" office:value="7.43307" calcext:value-type="float">
            <text:p>7.43307</text:p>
          </table:table-cell>
          <table:table-cell table:style-name="ce1" office:value-type="float" office:value="11.4236" calcext:value-type="float">
            <text:p>11.4236</text:p>
          </table:table-cell>
          <table:table-cell table:style-name="ce1" office:value-type="float" office:value="21.4122" calcext:value-type="float">
            <text:p>21.4122</text:p>
          </table:table-cell>
          <table:table-cell table:style-name="ce1" office:value-type="float" office:value="14.0667" calcext:value-type="float">
            <text:p>14.0667</text:p>
          </table:table-cell>
          <table:table-cell table:style-name="ce1" office:value-type="float" office:value="20.869" calcext:value-type="float">
            <text:p>20.869</text:p>
          </table:table-cell>
          <table:table-cell table:style-name="ce1" office:value-type="string" calcext:value-type="string">
            <text:p>arruela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98117" calcext:value-type="float">
            <text:p>0.798117</text:p>
          </table:table-cell>
          <table:table-cell table:style-name="ce1" office:value-type="float" office:value="5.27623" calcext:value-type="float">
            <text:p>5.27623</text:p>
          </table:table-cell>
          <table:table-cell table:style-name="ce1" office:value-type="float" office:value="6.70634" calcext:value-type="float">
            <text:p>6.70634</text:p>
          </table:table-cell>
          <table:table-cell table:style-name="ce1" office:value-type="float" office:value="10.9327" calcext:value-type="float">
            <text:p>10.9327</text:p>
          </table:table-cell>
          <table:table-cell table:style-name="ce1" office:value-type="float" office:value="19.8216" calcext:value-type="float">
            <text:p>19.8216</text:p>
          </table:table-cell>
          <table:table-cell table:style-name="ce1" office:value-type="float" office:value="13.7008" calcext:value-type="float">
            <text:p>13.7008</text:p>
          </table:table-cell>
          <table:table-cell table:style-name="ce1" office:value-type="float" office:value="-20.0339" calcext:value-type="float">
            <text:p>-20.0339</text:p>
          </table:table-cell>
          <table:table-cell table:style-name="ce1" office:value-type="string" calcext:value-type="string">
            <text:p>arruela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382824" calcext:value-type="float">
            <text:p>0.382824</text:p>
          </table:table-cell>
          <table:table-cell table:style-name="ce2" office:value-type="float" office:value="0.841363" calcext:value-type="float">
            <text:p>0.841363</text:p>
          </table:table-cell>
          <table:table-cell table:style-name="ce2" office:value-type="float" office:value="4.15522" calcext:value-type="float">
            <text:p>4.15522</text:p>
          </table:table-cell>
          <table:table-cell table:style-name="ce2" office:value-type="float" office:value="4.47931" calcext:value-type="float">
            <text:p>4.47931</text:p>
          </table:table-cell>
          <table:table-cell table:style-name="ce2" office:value-type="float" office:value="8.80256" calcext:value-type="float">
            <text:p>8.80256</text:p>
          </table:table-cell>
          <table:table-cell table:style-name="ce2" office:value-type="float" office:value="4.93769" calcext:value-type="float">
            <text:p>4.93769</text:p>
          </table:table-cell>
          <table:table-cell table:style-name="ce2" office:value-type="float" office:value="9.57952" calcext:value-type="float">
            <text:p>9.57952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382033" calcext:value-type="float">
            <text:p>0.382033</text:p>
          </table:table-cell>
          <table:table-cell table:style-name="ce2" office:value-type="float" office:value="0.848353" calcext:value-type="float">
            <text:p>0.848353</text:p>
          </table:table-cell>
          <table:table-cell table:style-name="ce2" office:value-type="float" office:value="3.1584" calcext:value-type="float">
            <text:p>3.1584</text:p>
          </table:table-cell>
          <table:table-cell table:style-name="ce2" office:value-type="float" office:value="3.40291" calcext:value-type="float">
            <text:p>3.40291</text:p>
          </table:table-cell>
          <table:table-cell table:style-name="ce2" office:value-type="float" office:value="6.6836" calcext:value-type="float">
            <text:p>6.6836</text:p>
          </table:table-cell>
          <table:table-cell table:style-name="ce2" office:value-type="float" office:value="3.82748" calcext:value-type="float">
            <text:p>3.82748</text:p>
          </table:table-cell>
          <table:table-cell table:style-name="ce2" office:value-type="float" office:value="-8.58199" calcext:value-type="float">
            <text:p>-8.58199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0.348049" calcext:value-type="float">
            <text:p>0.348049</text:p>
          </table:table-cell>
          <table:table-cell table:style-name="ce2" office:value-type="float" office:value="0.767463" calcext:value-type="float">
            <text:p>0.767463</text:p>
          </table:table-cell>
          <table:table-cell table:style-name="ce2" office:value-type="float" office:value="2.85778" calcext:value-type="float">
            <text:p>2.85778</text:p>
          </table:table-cell>
          <table:table-cell table:style-name="ce2" office:value-type="float" office:value="3.0535" calcext:value-type="float">
            <text:p>3.0535</text:p>
          </table:table-cell>
          <table:table-cell table:style-name="ce2" office:value-type="float" office:value="6.00915" calcext:value-type="float">
            <text:p>6.00915</text:p>
          </table:table-cell>
          <table:table-cell table:style-name="ce2" office:value-type="float" office:value="3.43724" calcext:value-type="float">
            <text:p>3.43724</text:p>
          </table:table-cell>
          <table:table-cell table:style-name="ce2" office:value-type="float" office:value="8.74732" calcext:value-type="float">
            <text:p>8.74732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353137" calcext:value-type="float">
            <text:p>0.353137</text:p>
          </table:table-cell>
          <table:table-cell table:style-name="ce2" office:value-type="float" office:value="0.77786" calcext:value-type="float">
            <text:p>0.77786</text:p>
          </table:table-cell>
          <table:table-cell table:style-name="ce2" office:value-type="float" office:value="2.93102" calcext:value-type="float">
            <text:p>2.93102</text:p>
          </table:table-cell>
          <table:table-cell table:style-name="ce2" office:value-type="float" office:value="3.12717" calcext:value-type="float">
            <text:p>3.12717</text:p>
          </table:table-cell>
          <table:table-cell table:style-name="ce2" office:value-type="float" office:value="6.15627" calcext:value-type="float">
            <text:p>6.15627</text:p>
          </table:table-cell>
          <table:table-cell table:style-name="ce2" office:value-type="float" office:value="3.51614" calcext:value-type="float">
            <text:p>3.51614</text:p>
          </table:table-cell>
          <table:table-cell table:style-name="ce2" office:value-type="float" office:value="-9.01391" calcext:value-type="float">
            <text:p>-9.01391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381086" calcext:value-type="float">
            <text:p>0.381086</text:p>
          </table:table-cell>
          <table:table-cell table:style-name="ce2" office:value-type="float" office:value="0.844041" calcext:value-type="float">
            <text:p>0.844041</text:p>
          </table:table-cell>
          <table:table-cell table:style-name="ce2" office:value-type="float" office:value="3.3065" calcext:value-type="float">
            <text:p>3.3065</text:p>
          </table:table-cell>
          <table:table-cell table:style-name="ce2" office:value-type="float" office:value="3.5421" calcext:value-type="float">
            <text:p>3.5421</text:p>
          </table:table-cell>
          <table:table-cell table:style-name="ce2" office:value-type="float" office:value="6.96686" calcext:value-type="float">
            <text:p>6.96686</text:p>
          </table:table-cell>
          <table:table-cell table:style-name="ce2" office:value-type="float" office:value="3.96727" calcext:value-type="float">
            <text:p>3.96727</text:p>
          </table:table-cell>
          <table:table-cell table:style-name="ce2" office:value-type="float" office:value="-8.31016" calcext:value-type="float">
            <text:p>-8.31016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372097" calcext:value-type="float">
            <text:p>0.372097</text:p>
          </table:table-cell>
          <table:table-cell table:style-name="ce2" office:value-type="float" office:value="0.81577" calcext:value-type="float">
            <text:p>0.81577</text:p>
          </table:table-cell>
          <table:table-cell table:style-name="ce2" office:value-type="float" office:value="4.0354" calcext:value-type="float">
            <text:p>4.0354</text:p>
          </table:table-cell>
          <table:table-cell table:style-name="ce2" office:value-type="float" office:value="4.27057" calcext:value-type="float">
            <text:p>4.27057</text:p>
          </table:table-cell>
          <table:table-cell table:style-name="ce2" office:value-type="float" office:value="8.42377" calcext:value-type="float">
            <text:p>8.42377</text:p>
          </table:table-cell>
          <table:table-cell table:style-name="ce2" office:value-type="float" office:value="4.6801" calcext:value-type="float">
            <text:p>4.6801</text:p>
          </table:table-cell>
          <table:table-cell table:style-name="ce2" office:value-type="float" office:value="9.91882" calcext:value-type="float">
            <text:p>9.91882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0.348276" calcext:value-type="float">
            <text:p>0.348276</text:p>
          </table:table-cell>
          <table:table-cell table:style-name="ce2" office:value-type="float" office:value="0.760109" calcext:value-type="float">
            <text:p>0.760109</text:p>
          </table:table-cell>
          <table:table-cell table:style-name="ce2" office:value-type="float" office:value="3.94124" calcext:value-type="float">
            <text:p>3.94124</text:p>
          </table:table-cell>
          <table:table-cell table:style-name="ce2" office:value-type="float" office:value="4.14537" calcext:value-type="float">
            <text:p>4.14537</text:p>
          </table:table-cell>
          <table:table-cell table:style-name="ce2" office:value-type="float" office:value="8.18913" calcext:value-type="float">
            <text:p>8.18913</text:p>
          </table:table-cell>
          <table:table-cell table:style-name="ce2" office:value-type="float" office:value="4.53285" calcext:value-type="float">
            <text:p>4.53285</text:p>
          </table:table-cell>
          <table:table-cell table:style-name="ce2" office:value-type="float" office:value="-9.53298" calcext:value-type="float">
            <text:p>-9.53298</text:p>
          </table:table-cell>
          <table:table-cell table:style-name="ce2" office:value-type="string" calcext:value-type="string">
            <text:p>buch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625778" calcext:value-type="float">
            <text:p>-0.0625778</text:p>
          </table:table-cell>
          <table:table-cell office:value-type="float" office:value="-0.107805" calcext:value-type="float">
            <text:p>-0.107805</text:p>
          </table:table-cell>
          <table:table-cell office:value-type="float" office:value="1.63197" calcext:value-type="float">
            <text:p>1.63197</text:p>
          </table:table-cell>
          <table:table-cell office:value-type="float" office:value="1.8433" calcext:value-type="float">
            <text:p>1.8433</text:p>
          </table:table-cell>
          <table:table-cell office:value-type="float" office:value="3.58094" calcext:value-type="float">
            <text:p>3.58094</text:p>
          </table:table-cell>
          <table:table-cell office:value-type="float" office:value="1.78961" calcext:value-type="float">
            <text:p>1.78961</text:p>
          </table:table-cell>
          <table:table-cell office:value-type="float" office:value="-5.69433" calcext:value-type="float">
            <text:p>-5.69433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948824" calcext:value-type="float">
            <text:p>-0.0948824</text:p>
          </table:table-cell>
          <table:table-cell office:value-type="float" office:value="-0.177204" calcext:value-type="float">
            <text:p>-0.177204</text:p>
          </table:table-cell>
          <table:table-cell office:value-type="float" office:value="1.41971" calcext:value-type="float">
            <text:p>1.41971</text:p>
          </table:table-cell>
          <table:table-cell office:value-type="float" office:value="1.52579" calcext:value-type="float">
            <text:p>1.52579</text:p>
          </table:table-cell>
          <table:table-cell office:value-type="float" office:value="2.99855" calcext:value-type="float">
            <text:p>2.99855</text:p>
          </table:table-cell>
          <table:table-cell office:value-type="float" office:value="1.4375" calcext:value-type="float">
            <text:p>1.4375</text:p>
          </table:table-cell>
          <table:table-cell office:value-type="float" office:value="5.1244" calcext:value-type="float">
            <text:p>5.1244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104133" calcext:value-type="float">
            <text:p>-0.104133</text:p>
          </table:table-cell>
          <table:table-cell office:value-type="float" office:value="-0.191955" calcext:value-type="float">
            <text:p>-0.191955</text:p>
          </table:table-cell>
          <table:table-cell office:value-type="float" office:value="1.18266" calcext:value-type="float">
            <text:p>1.18266</text:p>
          </table:table-cell>
          <table:table-cell office:value-type="float" office:value="1.33071" calcext:value-type="float">
            <text:p>1.33071</text:p>
          </table:table-cell>
          <table:table-cell office:value-type="float" office:value="2.58741" calcext:value-type="float">
            <text:p>2.58741</text:p>
          </table:table-cell>
          <table:table-cell office:value-type="float" office:value="1.23487" calcext:value-type="float">
            <text:p>1.23487</text:p>
          </table:table-cell>
          <table:table-cell office:value-type="float" office:value="4.83872" calcext:value-type="float">
            <text:p>4.83872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825325" calcext:value-type="float">
            <text:p>-0.0825325</text:p>
          </table:table-cell>
          <table:table-cell office:value-type="float" office:value="-0.146698" calcext:value-type="float">
            <text:p>-0.146698</text:p>
          </table:table-cell>
          <table:table-cell office:value-type="float" office:value="1.21038" calcext:value-type="float">
            <text:p>1.21038</text:p>
          </table:table-cell>
          <table:table-cell office:value-type="float" office:value="1.3703" calcext:value-type="float">
            <text:p>1.3703</text:p>
          </table:table-cell>
          <table:table-cell office:value-type="float" office:value="2.66065" calcext:value-type="float">
            <text:p>2.66065</text:p>
          </table:table-cell>
          <table:table-cell office:value-type="float" office:value="1.29702" calcext:value-type="float">
            <text:p>1.29702</text:p>
          </table:table-cell>
          <table:table-cell office:value-type="float" office:value="-4.85079" calcext:value-type="float">
            <text:p>-4.85079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715233" calcext:value-type="float">
            <text:p>-0.0715233</text:p>
          </table:table-cell>
          <table:table-cell office:value-type="float" office:value="-0.12306" calcext:value-type="float">
            <text:p>-0.12306</text:p>
          </table:table-cell>
          <table:table-cell office:value-type="float" office:value="1.12277" calcext:value-type="float">
            <text:p>1.12277</text:p>
          </table:table-cell>
          <table:table-cell office:value-type="float" office:value="1.27555" calcext:value-type="float">
            <text:p>1.27555</text:p>
          </table:table-cell>
          <table:table-cell office:value-type="float" office:value="2.47474" calcext:value-type="float">
            <text:p>2.47474</text:p>
          </table:table-cell>
          <table:table-cell office:value-type="float" office:value="1.21454" calcext:value-type="float">
            <text:p>1.21454</text:p>
          </table:table-cell>
          <table:table-cell office:value-type="float" office:value="4.35578" calcext:value-type="float">
            <text:p>4.35578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770714" calcext:value-type="float">
            <text:p>-0.00770714</text:p>
          </table:table-cell>
          <table:table-cell office:value-type="float" office:value="0.00535857" calcext:value-type="float">
            <text:p>0.00535857</text:p>
          </table:table-cell>
          <table:table-cell office:value-type="float" office:value="1.50283" calcext:value-type="float">
            <text:p>1.50283</text:p>
          </table:table-cell>
          <table:table-cell office:value-type="float" office:value="1.6648" calcext:value-type="float">
            <text:p>1.6648</text:p>
          </table:table-cell>
          <table:table-cell office:value-type="float" office:value="3.24864" calcext:value-type="float">
            <text:p>3.24864</text:p>
          </table:table-cell>
          <table:table-cell office:value-type="float" office:value="1.66769" calcext:value-type="float">
            <text:p>1.66769</text:p>
          </table:table-cell>
          <table:table-cell office:value-type="float" office:value="-5.34037" calcext:value-type="float">
            <text:p>-5.34037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796057" calcext:value-type="float">
            <text:p>-0.0796057</text:p>
          </table:table-cell>
          <table:table-cell office:value-type="float" office:value="-0.143459" calcext:value-type="float">
            <text:p>-0.143459</text:p>
          </table:table-cell>
          <table:table-cell office:value-type="float" office:value="1.57361" calcext:value-type="float">
            <text:p>1.57361</text:p>
          </table:table-cell>
          <table:table-cell office:value-type="float" office:value="1.75789" calcext:value-type="float">
            <text:p>1.75789</text:p>
          </table:table-cell>
          <table:table-cell office:value-type="float" office:value="3.42368" calcext:value-type="float">
            <text:p>3.42368</text:p>
          </table:table-cell>
          <table:table-cell office:value-type="float" office:value="1.68658" calcext:value-type="float">
            <text:p>1.68658</text:p>
          </table:table-cell>
          <table:table-cell office:value-type="float" office:value="-5.28032" calcext:value-type="float">
            <text:p>-5.28032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820798" calcext:value-type="float">
            <text:p>-0.0820798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1.22968" calcext:value-type="float">
            <text:p>1.22968</text:p>
          </table:table-cell>
          <table:table-cell office:value-type="float" office:value="1.39038" calcext:value-type="float">
            <text:p>1.39038</text:p>
          </table:table-cell>
          <table:table-cell office:value-type="float" office:value="2.7004" calcext:value-type="float">
            <text:p>2.7004</text:p>
          </table:table-cell>
          <table:table-cell office:value-type="float" office:value="1.31738" calcext:value-type="float">
            <text:p>1.31738</text:p>
          </table:table-cell>
          <table:table-cell office:value-type="float" office:value="5.6013" calcext:value-type="float">
            <text:p>5.6013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348779" calcext:value-type="float">
            <text:p>-0.0348779</text:p>
          </table:table-cell>
          <table:table-cell office:value-type="float" office:value="-0.0472973" calcext:value-type="float">
            <text:p>-0.0472973</text:p>
          </table:table-cell>
          <table:table-cell office:value-type="float" office:value="1.56202" calcext:value-type="float">
            <text:p>1.56202</text:p>
          </table:table-cell>
          <table:table-cell office:value-type="float" office:value="1.80778" calcext:value-type="float">
            <text:p>1.80778</text:p>
          </table:table-cell>
          <table:table-cell office:value-type="float" office:value="3.4927" calcext:value-type="float">
            <text:p>3.4927</text:p>
          </table:table-cell>
          <table:table-cell office:value-type="float" office:value="1.78422" calcext:value-type="float">
            <text:p>1.78422</text:p>
          </table:table-cell>
          <table:table-cell office:value-type="float" office:value="-5.56156" calcext:value-type="float">
            <text:p>-5.56156</text:p>
          </table:table-cell>
          <table:table-cell office:value-type="string" calcext:value-type="string">
            <text:p>parafus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81895" calcext:value-type="float">
            <text:p>0.0181895</text:p>
          </table:table-cell>
          <table:table-cell office:value-type="float" office:value="0.0594515" calcext:value-type="float">
            <text:p>0.0594515</text:p>
          </table:table-cell>
          <table:table-cell office:value-type="float" office:value="1.59553" calcext:value-type="float">
            <text:p>1.59553</text:p>
          </table:table-cell>
          <table:table-cell office:value-type="float" office:value="1.77605" calcext:value-type="float">
            <text:p>1.77605</text:p>
          </table:table-cell>
          <table:table-cell office:value-type="float" office:value="3.46184" calcext:value-type="float">
            <text:p>3.46184</text:p>
          </table:table-cell>
          <table:table-cell office:value-type="float" office:value="1.80578" calcext:value-type="float">
            <text:p>1.80578</text:p>
          </table:table-cell>
          <table:table-cell office:value-type="float" office:value="6.54838" calcext:value-type="float">
            <text:p>6.54838</text:p>
          </table:table-cell>
          <table:table-cell office:value-type="string" calcext:value-type="string">
            <text:p>parafuso</text:p>
          </table:table-cell>
        </table:table-row>
      </table:table>
      <table:named-expressions/>
      <table:database-ranges>
        <table:database-range table:name="__Anonymous_Sheet_DB__0" table:target-range-address="moments.A1:moments.I23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11:40:49.136646625</dc:date>
    <meta:editing-duration>PT10M8S</meta:editing-duration>
    <meta:editing-cycles>1</meta:editing-cycles>
    <meta:document-statistic meta:table-count="1" meta:cell-count="207" meta:object-count="0"/>
    <meta:generator>LibreOffice/7.6.5.2$Linux_X86_64 LibreOffice_project/60$Build-2</meta:generator>
  </office:meta>
</office:document-meta>
</file>